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ro1" style:family="table-row">
      <style:table-row-properties style:row-height="43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(PlanetX, LaserY) Effectiveness Matrix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assume mass</text:p>
            <text:p>dependenc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Magnetic</text:p>
          </table:table-cell>
          <table:table-cell office:value-type="string" calcext:value-type="string">
            <text:p>Gravitational</text:p>
            <text:p>(all +1x mass)</text:p>
          </table:table-cell>
          <table:table-cell office:value-type="string" calcext:value-type="string">
            <text:p>Chemical</text:p>
          </table:table-cell>
          <table:table-cell office:value-type="string" calcext:value-type="string">
            <text:p>Ionization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Photon</text:p>
          </table:table-cell>
          <table:table-cell office:value-type="string" calcext:value-type="string">
            <text:p>Therm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rbon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.25</text:p>
            <text:p/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x0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cumenopolis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0.25,</text:p>
            <text:p>X1.5 planet </text:p>
            <text:p>Defense</text:p>
          </table:table-cell>
          <table:table-cell office:value-type="string" calcext:value-type="string">
            <text:p>Random planet</text:p>
            <text:p>defense x0 -&gt; x1.5</text:p>
            <text:p>x1</text:p>
          </table:table-cell>
          <table:table-cell office:value-type="string" calcext:value-type="string">
            <text:p>x0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less</text:p>
          </table:table-cell>
          <table:table-cell table:number-columns-repeated="2" office:value-type="string" calcext:value-type="string">
            <text:p>x1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x0,</text:p>
            <text:p>turns into solid planet,</text:p>
            <text:p>smaller radius,</text:p>
            <text:p>same ma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X0.5</text:p>
          </table:table-cell>
          <table:table-cell office:value-type="string" calcext:value-type="string">
            <text:p>turns x1/3 planet</text:p>
            <text:p>shell into glass.</text:p>
            <text:p>x2 Susceptible to </text:p>
            <text:p>Kinetic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-x1.5,</text:p>
            <text:p>solidifies sand x0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ydrogen Primary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x0</text:p>
            <text:p>Ionizes x0.5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begins to turn it into a</text:p>
            <text:p>star</text:p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lium Primary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x0.1</text:p>
            <text:p>Ionizes x0.25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begins to turn it into a</text:p>
            <text:p>st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X2</text:p>
          </table:table-cell>
          <table:table-cell table:number-columns-repeated="2" office:value-type="string" calcext:value-type="string">
            <text:p>x0</text:p>
          </table:table-cell>
          <table:table-cell office:value-type="string" calcext:value-type="string">
            <text:p>x0,</text:p>
            <text:p>begins to become liqu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+increases heat,</text:p>
            <text:p>+amplifies</text:p>
            <text:p>Magnetic field</text:p>
          </table:table-cell>
          <table:table-cell office:value-type="string" calcext:value-type="string">
            <text:p>x6*(electron lazer amplify)</text:p>
          </table:table-cell>
          <table:table-cell office:value-type="string" calcext:value-type="string">
            <text:p>x0</text:p>
          </table:table-cell>
          <table:table-cell table:number-columns-repeated="4"/>
          <table:table-cell office:value-type="string" calcext:value-type="string">
            <text:p>+K, approach/reach</text:p>
            <text:p>Curie temp.</text:p>
            <text:p>@Ct, nonmagneti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va</text:p>
          </table:table-cell>
          <table:table-cell office:value-type="string" calcext:value-type="string">
            <text:p>x0.25,</text:p>
            <text:p>-cools down plane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ean Surface</text:p>
          </table:table-cell>
          <table:table-cell office:value-type="string" calcext:value-type="string">
            <text:p>x0.25</text:p>
            <text:p>+mass of K </text:p>
            <text:p>Projectile</text:p>
          </table:table-cell>
          <table:table-cell office:value-type="string" calcext:value-type="string">
            <text:p>x1.5</text:p>
            <text:p>x1/3 mass→atmos</text:p>
            <text:p/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x2 tide reduction,</text:p>
            <text:p>makes freezing planet</text:p>
            <text:p>easi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quid Core, </text:p>
            <text:p>(entirely liquid with </text:p>
            <text:p>gaseous </text:p>
            <text:p>Atmosphere)</text:p>
          </table:table-cell>
          <table:table-cell office:value-type="string" calcext:value-type="string">
            <text:p>X0</text:p>
            <text:p>+mass of K </text:p>
            <text:p>Projectile</text:p>
          </table:table-cell>
          <table:table-cell office:value-type="string" calcext:value-type="string">
            <text:p>x2</text:p>
            <text:p>x1/3 mass -&gt; atmos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x2 tide reduction,</text:p>
            <text:p>makes freezing planet</text:p>
            <text:p>easi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amp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x2,</text:p>
            <text:p>swamp planets are not</text:p>
            <text:p>den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rrestrial</text:p>
          </table:table-cell>
          <table:table-cell office:value-type="string" calcext:value-type="string">
            <text:p>x1.5</text:p>
            <text:p>x0.5 planet defense,</text:p>
            <text:p>If that’s a thing</text:p>
          </table:table-cell>
          <table:table-cell office:value-type="string" calcext:value-type="string">
            <text:p>x0.5</text:p>
            <text:p>x2 planet defense</text:p>
          </table:table-cell>
          <table:table-cell office:value-type="string" calcext:value-type="string">
            <text:p>Random planet</text:p>
            <text:p>defense x0 -&gt; x0.5</text:p>
            <text:p>x1</text:p>
          </table:table-cell>
          <table:table-cell office:value-type="string" calcext:value-type="string">
            <text:p>Random planet</text:p>
            <text:p>defense x0 -&gt; x1.5</text:p>
            <text:p>x1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/00/0000</text:date>, <text:time style:data-style-name="N2" text:time-value="23:39:17.0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8:51:05.457000000</meta:creation-date>
    <dc:date>2018-04-08T23:42:29.222000000</dc:date>
    <meta:editing-duration>PT17H3M37S</meta:editing-duration>
    <meta:editing-cycles>10</meta:editing-cycles>
    <meta:generator>LibreOffice/5.3.4.2$Windows_x86 LibreOffice_project/f82d347ccc0be322489bf7da61d7e4ad13fe2ff3</meta:generator>
    <meta:document-statistic meta:table-count="1" meta:cell-count="76" meta:object-count="0"/>
  </office:meta>
</office:document-meta>
</file>